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6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Separador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6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Tabela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6"/>
          <table:table-cell table:style-name="ce68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7" table:number-columns-repeated="55"/>
        </table:table-row>
        <table:table-row table:style-name="ro2">
          <table:table-cell table:style-name="ce54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8-04" calcext:value-type="date">
            <text:p>04/08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11-12" calcext:value-type="date">
            <text:p>12/11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11-12" calcext:value-type="date">
            <text:p>12/11/2025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Mens. 10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11-12" calcext:value-type="date">
            <text:p>12/11/2025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Mens. 11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4"/>
          <table:table-cell table:style-name="ce73" table:formula="of:=[.C6]-[.F6]" office:value-type="float" office:value="270" calcext:value-type="float">
            <text:p>270,00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Mens. 12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4"/>
          <table:table-cell table:style-name="ce73" table:formula="of:=[.C7]-[.F7]" office:value-type="float" office:value="270" calcext:value-type="float">
            <text:p>270,00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6-01-31" calcext:value-type="date">
            <text:p>31/01/2026</text:p>
          </table:table-cell>
          <table:table-cell table:style-name="ce59" office:value-type="string" calcext:value-type="string">
            <text:p>Mens. 01/2026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4"/>
          <table:table-cell table:style-name="ce73" table:formula="of:=[.C8]-[.F8]" office:value-type="float" office:value="300" calcext:value-type="float">
            <text:p>300,00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5" table:number-columns-repeated="6"/>
          <table:table-cell table:style-name="ce71" office:value-type="string" calcext:value-type="string">
            <text:p>TOTAL</text:p>
          </table:table-cell>
          <table:table-cell table:style-name="ce74" table:formula="of:=SUM([.H2:.H8])" office:value-type="float" office:value="840" calcext:value-type="float">
            <text:p>840,00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/>
          <table:table-cell table:style-name="ce60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6"/>
          <table:table-cell table:style-name="ce61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1972">
          <table:table-cell table:style-name="ce57"/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25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25P0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9">
      <number:text>-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""""""""""""""""""</number:text>
    </number:number-style>
    <number:number-style style:name="N132P1" style:volatile="true">
      <number:text>R$(""""""""""""""""""""""""""""""""""""""""""""""""""</number:text>
    </number:number-style>
    <number:number-style style:name="N132">
      <number:text>R$-""""""""""""""""""""""""""""""""""""""""""""""""""</number:text>
      <style:map style:condition="value()&gt;0" style:apply-style-name="N132P0"/>
      <style:map style:condition="value()&lt;0" style:apply-style-name="N132P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6">
      <number:text>-</number:text>
      <number:number number:decimal-places="0" number:min-decimal-places="0" number:min-integer-digits="0"/>
      <number:text> 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number-style style:name="N14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4">
      <number:text>- DM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0P0"/>
    </number:number-style>
    <number:number-style style:name="N152P0" style:volatile="true">
      <number:text>R$"</number:text>
      <number:number number:decimal-places="0" number:min-decimal-places="0" number:min-integer-digits="0"/>
      <number:text>"</number:text>
    </number:number-style>
    <number:currency-style style:name="N152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2P0"/>
    </number:currency-style>
    <number:date-style style:name="N15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5P0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8P0"/>
    </number:number-style>
    <number:number-style style:name="N159P0" style:volatile="true">
      <number:number number:min-integer-digits="1"/>
    </number:number-style>
    <number:number-style style:name="N159P1" style:volatile="true">
      <number:number number:min-integer-digits="1"/>
    </number:number-style>
    <number:number-style style:name="N159">
      <number:text>- DM""""""""""""""""""""""""""""""""""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date-style style:name="N163">
      <number:day number:style="long"/>
      <number:text>. </number:text>
      <number:month number:textual="true"/>
    </number:date-style>
    <number:date-style style:name="N164">
      <number:month number:style="long"/>
      <number:text>/</number:text>
      <number:year number:style="long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7">
      <number:text>-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time-style style:name="N168">
      <number:minutes number:style="long"/>
      <number:text>:</number:text>
      <number:seconds number:style="long"/>
    </number:time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70">
      <number:text>R$-""""""""""""""""</number:text>
      <style:map style:condition="value()&gt;0" style:apply-style-name="N170P0"/>
      <style:map style:condition="value()&lt;0" style:apply-style-name="N170P1"/>
    </number:number-style>
    <number:date-style style:name="N171">
      <number:day number:style="long"/>
      <number:text>.</number:text>
      <number:month number:style="long"/>
      <number:text>.</number:text>
      <number:year/>
    </number:date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4">
      <number:text>R$-""""""""""""""""""""""""""""""""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83">
      <number:text>R$-""""""""""""""""""""""""""""""""</number:text>
      <style:map style:condition="value()&gt;0" style:apply-style-name="N183P0"/>
      <style:map style:condition="value()&lt;0" style:apply-style-name="N18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36.633848653">00:00:00</text:time></text:span><text:span text:style-name="MT2"><text:s/></text:span></text:p>
        </style:region-center>
        <style:region-right>
          <text:p><text:span text:style-name="MT4">Amor de Casinha Soc. Un. Ltda.</text:span></text:p>
          <text:p><text:span text:style-name="MT2">Bianca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mor de Casinh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36.6378388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6-02-02T14:29:37.087990321</dc:date>
    <meta:print-date>2019-10-31T18:11:28.685825074</meta:print-date>
    <dc:language>pt-PT</dc:language>
    <meta:editing-cycles>571</meta:editing-cycles>
    <meta:editing-duration>P1DT7H57M7S</meta:editing-duration>
    <meta:document-statistic meta:table-count="1" meta:cell-count="56" meta:object-count="0"/>
    <meta:user-defined meta:name="Info 0"/>
    <meta:user-defined meta:name="Info 1"/>
    <meta:user-defined meta:name="Info 2"/>
    <meta:user-defined meta:name="Info 3"/>
  </office:meta>
</office:document-meta>
</file>